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feab0" officeooo:paragraph-rsid="001feab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feab0" officeooo:paragraph-rsid="001feab0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vernment Employment Specialist </text:p>
      <text:p text:style-name="P1"/>
      <text:p text:style-name="P1"/>
      <text:p text:style-name="P1"/>
      <text:p text:style-name="P1"/>
      <text:p text:style-name="P1">Law Enforcement Specialist</text:p>
      <text:p text:style-name="P2"/>
      <text:p text:style-name="P2">Jeremy Johnson</text:p>
      <text:p text:style-name="P2">1-520-559-2018</text:p>
      <text:p text:style-name="P1"><text:a xlink:type="simple" xlink:href="mailto:jeremyjohnson@gmail.com" text:style-name="Internet_20_link" text:visited-style-name="Visited_20_Internet_20_Link"><text:span text:style-name="T1">jeremyjohnson@gmail.com</text:span></text:a></text:p>
      <text:p text:style-name="P1"/>
      <text:p text:style-name="P1"/>
      <text:p text:style-name="P1"/>
      <text:p text:style-name="P1"/>
      <text:p text:style-name="P1">Fire Department Specialist</text:p>
      <text:p text:style-name="P2"/>
      <text:p text:style-name="P2">Brandy Kearny</text:p>
      <text:p text:style-name="P2">1-520-221-2005</text:p>
      <text:p text:style-name="P1"><text:a xlink:type="simple" xlink:href="mailto:brandykearny@gmail.com" text:style-name="Internet_20_link" text:visited-style-name="Visited_20_Internet_20_Link"><text:span text:style-name="T1">brandykearny@gmail.com</text:span></text:a></text:p>
      <text:p text:style-name="P1"/>
      <text:p text:style-name="P1"/>
      <text:p text:style-name="P1"/>
      <text:p text:style-name="P1"/>
      <text:p text:style-name="P1"/>
      <text:p text:style-name="P1">Military Specialist</text:p>
      <text:p text:style-name="P2"/>
      <text:p text:style-name="P2">John Jackson</text:p>
      <text:p text:style-name="P2">1-520-979-6325</text:p>
      <text:p text:style-name="P1"><text:a xlink:type="simple" xlink:href="mailto:johnjackson@gmail.com" text:style-name="Internet_20_link" text:visited-style-name="Visited_20_Internet_20_Link"><text:span text:style-name="T1">johnjackson@gmail.com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0:39:59.096000000</meta:creation-date>
    <dc:date>2021-01-06T11:17:51.701000000</dc:date>
    <meta:editing-duration>PT6M44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3" meta:word-count="23" meta:character-count="251" meta:non-whitespace-character-count="240"/>
  </office:meta>
</office:document-meta>
</file>